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713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end" fo:margin-left="0in"/>
      <style:text-properties style:font-weight-asian="bold" style:font-weight-complex="bold"/>
    </style:style>
    <style:style style:name="ce2" style:family="table-cell" style:parent-style-name="Heading">
      <style:table-cell-properties style:text-align-source="fix" style:repeat-content="false"/>
      <style:paragraph-properties fo:text-align="start" fo:margin-left="0in"/>
      <style:text-properties style:font-weight-asian="bold" style:font-weight-complex="bold"/>
    </style:style>
    <style:style style:name="ce3" style:family="table-cell" style:parent-style-name="Heading">
      <style:text-properties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3">
          <table:table-cell table:style-name="ce1" office:value-type="string">
            <text:p>Qty</text:p>
          </table:table-cell>
          <table:table-cell table:style-name="ce2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/4 phase Nema 23 Stepper Motor Driver 24-50VDC 1.5A-4.5A 256 Microstep M542T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aring 6014-2RS1 70x110x2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aring 61812-2RS1 60x78x1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earing 6806-2RZ 30x42x7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aring MR6700-ZZ-W3 15x10x4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EC-0038 RUMBA</text:p>
          </table:table-cell>
          <table:table-cell office:value-type="string">
            <text:p>aliexpress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2 nylock nut 93625A101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2 washer 90965A11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2x25 socket head cap screw 91292A032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2x30 socket head cap screw 91292A034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2x6 socket head cap screw 91290A013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3 hex nut 92497A2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3 nylock 93625A1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3 press nut 97648A41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3x14 socket head cap screw 91290A119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3x16 socket cap head screw 91290A12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3x20 socket head cap screw 91290A123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3x22 socket head cap screw 91290A125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3x24 socket head cap screw 91290A125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3x35 hex head cap screw 91290A135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3x45 socket head cap screw 91290A145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m3x6x20 hex standoff 94868A028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3x8 socket head cap screw 91290A113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4 nut 92497A250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4x14 socket head cap screw 91290A150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4x20 socket head cap screw 91274A121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5 nut 92497A3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5x20 socket head cap screw 91290A238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5x45 hex head cap screw 91290A197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EMA14 with 19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EMA17 with 15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EMA23 with 47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EMA8 90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INDA probe XAGIPS8X4-5V </text:p>
          </table:table-cell>
          <table:table-cell office:value-type="string">
            <text:p>http://www.xagyl3d.com/oc2/XAGIPS8X4-5V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B6560 3A Driver Board </text:p>
          </table:table-cell>
          <table:table-cell office:value-type="string">
            <text:p>SainSmar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aft key 3x14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aft key 4x16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n Win CE052 Micro-ATX/Mini-ITX Case with 300W 80+ Gold PSU - Black</text:p>
          </table:table-cell>
          <table:table-cell office:value-type="string">
            <text:p>aliexpre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rge adapter</text:p>
          </table:table-cell>
          <table:table-cell office:value-type="string">
            <text:p>milled from aluminu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mall adapter</text:p>
          </table:table-cell>
          <table:table-cell office:value-type="string">
            <text:p>milled from aluminum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d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dTail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Tail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Spacer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ody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Spader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earingMount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ody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earingMount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Motor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Top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A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SensorMoun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B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Cover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Torso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LeftFoo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Neck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Wais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RightFoo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LeftLeg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LeftAr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RightLeg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RightAr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Cor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Wais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Righ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Lef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Top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Hips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Torso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Floor</text:p>
          </table:table-cell>
          <table:table-cell office:value-type="string">
            <text:p>3d printed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3:Sheet1.B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5/25/2018</text:date>, <text:time>17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8-05-25T10:54:53.69</meta:creation-date>
    <dc:date>2018-05-25T17:23:44.94</dc:date>
    <dc:creator>Dan Royer</dc:creator>
    <meta:editing-duration>PT1H49M28S</meta:editing-duration>
    <meta:editing-cycles>4</meta:editing-cycles>
    <meta:generator>OpenOffice/4.1.2$Win32 OpenOffice.org_project/412m3$Build-9782</meta:generator>
    <meta:document-statistic meta:table-count="3" meta:cell-count="237" meta:object-count="0"/>
  </office:meta>
</office:document-meta>
</file>